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Double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subtract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to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Double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Mutable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isIn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subtract( double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compareTo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Double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Double.MutableDouble( Numb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Double.add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add( double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isN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MutableDoubl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Double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Double.de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